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3" style:family="paragraph">
      <style:paragraph-properties fo:line-height="115.00%" fo:text-align="left"/>
    </style:style>
    <style:style style:name="P4"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5"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30"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00pt" fo:text-indent="-5.00pt">
        <style:tab-stops>
          <style:tab-stop style:position="202.75pt"/>
          <style:tab-stop style:position="65788.00pt" style:leader-style="dotted"/>
        </style:tab-stops>
      </style:paragraph-properties>
    </style:style>
    <style:style style:name="P33" style:family="paragraph">
      <style:paragraph-properties fo:line-height="115.00%" fo:text-align="left"/>
    </style:style>
    <style:style style:name="TableColumn0100" style:family="table-column">
      <style:table-column-properties style:column-width="2.885417in"/>
    </style:style>
    <style:style style:name="TableColumn0101" style:family="table-column">
      <style:table-column-properties style:column-width="3.363889in"/>
    </style:style>
    <style:style style:name="Table01" style:family="table">
      <style:table-properties style:width="6.249306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0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1" style:family="table-row">
      <style:table-row-properties/>
    </style:style>
    <style:style style:name="TableCell0101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1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2" style:family="table-row">
      <style:table-row-properties/>
    </style:style>
    <style:style style:name="TableCell0102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2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3" style:family="table-row">
      <style:table-row-properties/>
    </style:style>
    <style:style style:name="TableCell0103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3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4" style:family="table-row">
      <style:table-row-properties/>
    </style:style>
    <style:style style:name="TableCell0104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4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5" style:family="table-row">
      <style:table-row-properties/>
    </style:style>
    <style:style style:name="TableCell0105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5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6" style:family="table-row">
      <style:table-row-properties/>
    </style:style>
    <style:style style:name="TableCell0106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6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7" style:family="table-row">
      <style:table-row-properties/>
    </style:style>
    <style:style style:name="TableCell0107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7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8" style:family="table-row">
      <style:table-row-properties/>
    </style:style>
    <style:style style:name="TableCell0108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8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09" style:family="table-row">
      <style:table-row-properties/>
    </style:style>
    <style:style style:name="TableCell0109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09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10" style:family="table-row">
      <style:table-row-properties/>
    </style:style>
    <style:style style:name="TableCell0110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10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11" style:family="table-row">
      <style:table-row-properties/>
    </style:style>
    <style:style style:name="TableCell0111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11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12" style:family="table-row">
      <style:table-row-properties/>
    </style:style>
    <style:style style:name="TableCell0112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12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Row0113" style:family="table-row">
      <style:table-row-properties style:min-row-height="0.194444in"/>
    </style:style>
    <style:style style:name="TableCell011300"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style:style style:name="TableCell011301" style:family="table-cell">
      <style:table-cell-properties fo:border-top="0.013889in solid #000001" fo:border-left="0.013889in solid #000001" fo:border-right="0.013889in solid #000001" fo:border-bottom="0.013889in solid #000001" fo:padding-left="0.069444in" fo:padding-right="0.069444in" fo:vertical-align="top" fo:background-color="#ffffff"/>
    </style:style>
  </office:automatic-styles>
  <office:body>
    <office:text>
      <text:p text:style-name="P1"><text:span text:style-name="T1"/></text:p>
      <text:p text:style-name="P1"><text:span text:style-name="T2">AOS Assignment 2 - Report</text:span></text:p>
      <text:p text:style-name="P1"><text:span text:style-name="T3"/></text:p>
      <text:p text:style-name="P1"><text:span text:style-name="T4">Design</text:span></text:p>
      <text:p text:style-name="P1"><text:span text:style-name="T5"/></text:p>
      <text:p text:style-name="P1"><text:span text:style-name="T6">Multi-threaded programming is implemented using pthreads library present in C language. For large input files executing grep command takes a considerable amount of time when compared to multi-threaded programming. Threads allow multiple lines of flow which makes parallel implementation possible. Hence, the execution time greatly reduces if we process the input using a certain number of threads.</text:span></text:p>
      <text:p text:style-name="P1"><text:span text:style-name="T7"/></text:p>
      <text:p text:style-name="P1"><text:span text:style-name="T8">However, there is no specific number of threads we can implement that works best for each program input. In general, more threads are required for larger files compared to small sized input files. I have split the input text file in the form of multiple chunks of lines where each chunk (set of lines) is assigned to each thread that have been created in the pargrep program to simulate grep command. I have captured the total count of lines present in the input file by counting the no.of<text:s text:c="2"/>\n<text:s text:c="2"/>characters. When no.of threads to be created is not explicitly given, I am setting it to total lines divided by chunk size and ceiling the value. This is done to i) assign each thread a certain no.of lines to perform the grep task and ii) when no.of threads is not explicitly given, we need to decide how many no.of threads need to be created depending on the input file size. Thread locking and unlocking is achieved by using mutex. Thread join function is also used in my program which makes other threads to remain in waiting state until the running thread completes it's execution. </text:span></text:p>
      <text:p text:style-name="P1"><text:span text:style-name="T9"/></text:p>
      <text:p text:style-name="P1"><text:span text:style-name="T10">Performance</text:span></text:p>
      <text:p text:style-name="P1"><text:span text:style-name="T11"/></text:p>
      <text:p text:style-name="P1"><text:span text:style-name="T12">I have tried chunk sizes of 2000, 1000 and 50 lines for the first 40000 lines of sherlock.txt book using the "and" word as my search string for grep command. I observed my code to work best for chunk size of 50 for the above mentioned input parameters. Below I have included the running times of the program in milliseconds.</text:span></text:p>
      <text:p text:style-name="P1"><text:span text:style-name="T13"/></text:p>
      <text:p text:style-name="P1"><text:span text:style-name="T14">Using built-in grep command - 61 </text:span></text:p>
      <text:p text:style-name="P1"><text:span text:style-name="T14">Implementing pargrep by not specifying no.of threads - 53</text:span></text:p>
      <text:p text:style-name="P1"><text:span text:style-name="T14">The below format is observed by specifying no.of threads in input</text:span></text:p>
      <text:p text:style-name="P1"><text:span text:style-name="T15"/></text:p>
      <table:table table:style-name="Table01">
        <table:table-column table:style-name="TableColumn0100"/>
        <table:table-column table:style-name="TableColumn0101"/>
        <table:table-row table:style-name="TableRow0100">
          <table:table-cell table:style-name="TableCell010000">
            <text:p text:style-name="P3"><text:span text:style-name="T16">#Threads</text:span><text:span text:style-name="T17"/></text:p>
          </table:table-cell>
          <table:table-cell table:style-name="TableCell010001">
            <text:p text:style-name="P3"><text:span text:style-name="T18">Execution time in milliseconds for pargrep</text:span><text:span text:style-name="T19"/></text:p>
          </table:table-cell>
        </table:table-row>
        <table:table-row table:style-name="TableRow0101">
          <table:table-cell table:style-name="TableCell010100">
            <text:p text:style-name="P6"><text:span text:style-name="T20">1</text:span><text:span text:style-name="T21"/></text:p>
          </table:table-cell>
          <table:table-cell table:style-name="TableCell010101">
            <text:p text:style-name="P6"><text:span text:style-name="T22">51</text:span><text:span text:style-name="T23"/></text:p>
          </table:table-cell>
        </table:table-row>
        <table:table-row table:style-name="TableRow0102">
          <table:table-cell table:style-name="TableCell010200">
            <text:p text:style-name="P8"><text:span text:style-name="T24">10</text:span><text:span text:style-name="T25"/></text:p>
          </table:table-cell>
          <table:table-cell table:style-name="TableCell010201">
            <text:p text:style-name="P8"><text:span text:style-name="T26">52</text:span><text:span text:style-name="T27"/></text:p>
          </table:table-cell>
        </table:table-row>
        <table:table-row table:style-name="TableRow0103">
          <table:table-cell table:style-name="TableCell010300">
            <text:p text:style-name="P10"><text:span text:style-name="T28">100</text:span><text:span text:style-name="T29"/></text:p>
          </table:table-cell>
          <table:table-cell table:style-name="TableCell010301">
            <text:p text:style-name="P10"><text:span text:style-name="T30">53</text:span><text:span text:style-name="T31"/></text:p>
          </table:table-cell>
        </table:table-row>
        <table:table-row table:style-name="TableRow0104">
          <table:table-cell table:style-name="TableCell010400">
            <text:p text:style-name="P12"><text:span text:style-name="T32">200</text:span><text:span text:style-name="T33"/></text:p>
          </table:table-cell>
          <table:table-cell table:style-name="TableCell010401">
            <text:p text:style-name="P12"><text:span text:style-name="T34">54</text:span><text:span text:style-name="T35"/></text:p>
          </table:table-cell>
        </table:table-row>
        <table:table-row table:style-name="TableRow0105">
          <table:table-cell table:style-name="TableCell010500">
            <text:p text:style-name="P14"><text:span text:style-name="T36">400</text:span><text:span text:style-name="T37"/></text:p>
          </table:table-cell>
          <table:table-cell table:style-name="TableCell010501">
            <text:p text:style-name="P14"><text:span text:style-name="T38">56</text:span><text:span text:style-name="T39"/></text:p>
          </table:table-cell>
        </table:table-row>
        <table:table-row table:style-name="TableRow0106">
          <table:table-cell table:style-name="TableCell010600">
            <text:p text:style-name="P16"><text:span text:style-name="T40">600</text:span><text:span text:style-name="T41"/></text:p>
          </table:table-cell>
          <table:table-cell table:style-name="TableCell010601">
            <text:p text:style-name="P16"><text:span text:style-name="T42">54</text:span><text:span text:style-name="T43"/></text:p>
          </table:table-cell>
        </table:table-row>
        <table:table-row table:style-name="TableRow0107">
          <table:table-cell table:style-name="TableCell010700">
            <text:p text:style-name="P18"><text:span text:style-name="T44">800</text:span><text:span text:style-name="T45"/></text:p>
          </table:table-cell>
          <table:table-cell table:style-name="TableCell010701">
            <text:p text:style-name="P18"><text:span text:style-name="T46">41</text:span><text:span text:style-name="T47"/></text:p>
          </table:table-cell>
        </table:table-row>
        <table:table-row table:style-name="TableRow0108">
          <table:table-cell table:style-name="TableCell010800">
            <text:p text:style-name="P20"><text:span text:style-name="T48">1000</text:span><text:span text:style-name="T49"/></text:p>
          </table:table-cell>
          <table:table-cell table:style-name="TableCell010801">
            <text:p text:style-name="P20"><text:span text:style-name="T50">49</text:span><text:span text:style-name="T51"/></text:p>
          </table:table-cell>
        </table:table-row>
        <table:table-row table:style-name="TableRow0109">
          <table:table-cell table:style-name="TableCell010900">
            <text:p text:style-name="P22"><text:span text:style-name="T52">1200</text:span><text:span text:style-name="T53"/></text:p>
          </table:table-cell>
          <table:table-cell table:style-name="TableCell010901">
            <text:p text:style-name="P22"><text:span text:style-name="T54">60</text:span><text:span text:style-name="T55"/></text:p>
          </table:table-cell>
        </table:table-row>
        <table:table-row table:style-name="TableRow0110">
          <table:table-cell table:style-name="TableCell011000">
            <text:p text:style-name="P24"><text:span text:style-name="T56">1400</text:span><text:span text:style-name="T57"/></text:p>
          </table:table-cell>
          <table:table-cell table:style-name="TableCell011001">
            <text:p text:style-name="P24"><text:span text:style-name="T58">61</text:span><text:span text:style-name="T59"/></text:p>
          </table:table-cell>
        </table:table-row>
        <table:table-row table:style-name="TableRow0111">
          <table:table-cell table:style-name="TableCell011100">
            <text:p text:style-name="P26"><text:span text:style-name="T60">1600</text:span><text:span text:style-name="T61"/></text:p>
          </table:table-cell>
          <table:table-cell table:style-name="TableCell011101">
            <text:p text:style-name="P26"><text:span text:style-name="T62">65</text:span><text:span text:style-name="T63"/></text:p>
          </table:table-cell>
        </table:table-row>
        <table:table-row table:style-name="TableRow0112">
          <table:table-cell table:style-name="TableCell011200">
            <text:p text:style-name="P28"><text:span text:style-name="T64">1800</text:span><text:span text:style-name="T65"/></text:p>
          </table:table-cell>
          <table:table-cell table:style-name="TableCell011201">
            <text:p text:style-name="P28"><text:span text:style-name="T66">71</text:span><text:span text:style-name="T67"/></text:p>
          </table:table-cell>
        </table:table-row>
        <table:table-row table:style-name="TableRow0113">
          <table:table-cell table:style-name="TableCell011300">
            <text:p text:style-name="P31"><text:span text:style-name="T68">2000</text:span><text:span text:style-name="T69"/></text:p>
          </table:table-cell>
          <table:table-cell table:style-name="TableCell011301">
            <text:p text:style-name="P31"><text:span text:style-name="T70">76</text:span><text:span text:style-name="T71"/></text:p>
          </table:table-cell>
        </table:table-row>
      </table:table>
      <text:p text:style-name="P33"><text:span text:style-name="T71"/></text:p>
      <text:p text:style-name="P33"><text:span text:style-name="T72"><text:tab/></text:span></text:p>
      <text:p text:style-name="P33"><draw:frame text:anchor-type="as-char" svg:width="158.75mm" svg:height="98.16mm" style:rel-width="scale" style:rel-height="scale"><draw:object-ole xlink:href="OleObj1"/><draw:image xlink:href="ObjectReplacements/OleObj1"/></draw:frame><text:span text:style-name="T73"/></text:p>
      <text:p text:style-name="P33"><text:span text:style-name="T74">The thread implementation of grep provided better results in case of the run time, but it does not hold true for all the no.of thread created. I have observed that upon increasing thread limit till a certain extent, there was an increase in performance. This improvement is achieved because of using threads.<text:s text:c="2"/>After this limit, the execution time increases extremely high compared to the original grep since the overhead of thread creation and sharing input lines to execute is far heavier than executing the grep command at one go on the input lines. </text:span></text:p>
      <text:p text:style-name="P33"><text:span text:style-name="T74">It is also observed that, this chunk size also must vary depending on the file input size and particular word that is searched to get maximum efficiency. In the above scenario, by selecting optimal no.of threads, my pargrep program is ~33% more efficient than grep.</text:span></text:p>
      <text:p text:style-name="P33"><text:span text:style-name="T7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